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6208" calcext:value-type="float">
            <text:p>90.0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2888" calcext:value-type="float">
            <text:p>90.1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1488" calcext:value-type="float">
            <text:p>90.3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0088" calcext:value-type="float">
            <text:p>90.6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1904" calcext:value-type="float">
            <text:p>90.6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5808" calcext:value-type="float">
            <text:p>90.6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4264" calcext:value-type="float">
            <text:p>90.5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1072" calcext:value-type="float">
            <text:p>90.1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2312" calcext:value-type="float">
            <text:p>88.6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9368" calcext:value-type="float">
            <text:p>88.6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0456" calcext:value-type="float">
            <text:p>88.2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0728" calcext:value-type="float">
            <text:p>88.1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1104" calcext:value-type="float">
            <text:p>88.0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388" calcext:value-type="float">
            <text:p>88.1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984" calcext:value-type="float">
            <text:p>88.2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9224" calcext:value-type="float">
            <text:p>88.2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7576" calcext:value-type="float">
            <text:p>88.0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7472" calcext:value-type="float">
            <text:p>87.9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1752" calcext:value-type="float">
            <text:p>87.9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8224" calcext:value-type="float">
            <text:p>87.8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6448" calcext:value-type="float">
            <text:p>88.1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7408" calcext:value-type="float">
            <text:p>88.2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2168" calcext:value-type="float">
            <text:p>88.2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9016" calcext:value-type="float">
            <text:p>88.1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1648" calcext:value-type="float">
            <text:p>87.8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9528" calcext:value-type="float">
            <text:p>86.1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0864" calcext:value-type="float">
            <text:p>86.1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6104" calcext:value-type="float">
            <text:p>86.1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1176" calcext:value-type="float">
            <text:p>86.3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244" calcext:value-type="float">
            <text:p>88.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2544" calcext:value-type="float">
            <text:p>88.1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9768" calcext:value-type="float">
            <text:p>88.0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4152" calcext:value-type="float">
            <text:p>88.0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74" calcext:value-type="float">
            <text:p>85.8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5416" calcext:value-type="float">
            <text:p>86.0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2848" calcext:value-type="float">
            <text:p>86.0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8464" calcext:value-type="float">
            <text:p>86.0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9864" calcext:value-type="float">
            <text:p>85.7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1408" calcext:value-type="float">
            <text:p>85.9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9448" calcext:value-type="float">
            <text:p>85.4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0992" calcext:value-type="float">
            <text:p>85.6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9928" calcext:value-type="float">
            <text:p>85.5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6544" calcext:value-type="float">
            <text:p>85.8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5312" calcext:value-type="float">
            <text:p>85.9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4936" calcext:value-type="float">
            <text:p>85.9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9488" calcext:value-type="float">
            <text:p>85.8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1744" calcext:value-type="float">
            <text:p>85.5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6024" calcext:value-type="float">
            <text:p>85.5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4896" calcext:value-type="float">
            <text:p>85.6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0888" calcext:value-type="float">
            <text:p>85.5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9592" calcext:value-type="float">
            <text:p>85.8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0512" calcext:value-type="float">
            <text:p>85.6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4792" calcext:value-type="float">
            <text:p>85.5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164" calcext:value-type="float">
            <text:p>85.5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0536" calcext:value-type="float">
            <text:p>85.0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5568" calcext:value-type="float">
            <text:p>84.9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6048" calcext:value-type="float">
            <text:p>84.9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1936" calcext:value-type="float">
            <text:p>84.8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3816" calcext:value-type="float">
            <text:p>84.6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21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5528" calcext:value-type="float">
            <text:p>84.6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7496" calcext:value-type="float">
            <text:p>83.5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2784" calcext:value-type="float">
            <text:p>82.4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6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5592" calcext:value-type="float">
            <text:p>80.5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3568" calcext:value-type="float">
            <text:p>80.3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568" calcext:value-type="float">
            <text:p>79.9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10-0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292" calcext:value-type="float">
            <text:p>80.5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4528" calcext:value-type="float">
            <text:p>80.4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0144" calcext:value-type="float">
            <text:p>80.4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0688" calcext:value-type="float">
            <text:p>80.1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4864" calcext:value-type="float">
            <text:p>80.0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5576" calcext:value-type="float">
            <text:p>79.6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9104" calcext:value-type="float">
            <text:p>79.6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9912" calcext:value-type="float">
            <text:p>80.8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4984" calcext:value-type="float">
            <text:p>81.0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7864" calcext:value-type="float">
            <text:p>81.2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3016" calcext:value-type="float">
            <text:p>82.0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2408" calcext:value-type="float">
            <text:p>82.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8944" calcext:value-type="float">
            <text:p>82.2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2344" calcext:value-type="float">
            <text:p>82.7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604" calcext:value-type="float">
            <text:p>82.6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4432" calcext:value-type="float">
            <text:p>82.7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6248" calcext:value-type="float">
            <text:p>82.7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3576" calcext:value-type="float">
            <text:p>82.7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1152" calcext:value-type="float">
            <text:p>83.1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9776" calcext:value-type="float">
            <text:p>82.7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0632" calcext:value-type="float">
            <text:p>82.7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5704" calcext:value-type="float">
            <text:p>82.9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5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4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4096" calcext:value-type="float">
            <text:p>83.0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2992" calcext:value-type="float">
            <text:p>82.6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0592" calcext:value-type="float">
            <text:p>82.4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644" calcext:value-type="float">
            <text:p>82.0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8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3792" calcext:value-type="float">
            <text:p>81.3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9576" calcext:value-type="float">
            <text:p>81.1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9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9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7496" calcext:value-type="float">
            <text:p>79.7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3992" calcext:value-type="float">
            <text:p>79.1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7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4952" calcext:value-type="float">
            <text:p>79.2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6184" calcext:value-type="float">
            <text:p>79.1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3384" calcext:value-type="float">
            <text:p>79.6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3304" calcext:value-type="float">
            <text:p>79.0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9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8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6168" calcext:value-type="float">
            <text:p>78.3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8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7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564" calcext:value-type="float">
            <text:p>79.4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9856" calcext:value-type="float">
            <text:p>79.6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8976" calcext:value-type="float">
            <text:p>80.1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7576" calcext:value-type="float">
            <text:p>80.4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6216" calcext:value-type="float">
            <text:p>80.9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3944" calcext:value-type="float">
            <text:p>80.3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5552" calcext:value-type="float">
            <text:p>80.2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9728" calcext:value-type="float">
            <text:p>80.1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2" calcext:value-type="float">
            <text:p>80.0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4968" calcext:value-type="float">
            <text:p>80.1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7264" calcext:value-type="float">
            <text:p>80.2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8808" calcext:value-type="float">
            <text:p>80.3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0832" calcext:value-type="float">
            <text:p>80.5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7304" calcext:value-type="float">
            <text:p>80.5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86" calcext:value-type="float">
            <text:p>80.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8184" calcext:value-type="float">
            <text:p>79.9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1232" calcext:value-type="float">
            <text:p>79.9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9248" calcext:value-type="float">
            <text:p>80.0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7432" calcext:value-type="float">
            <text:p>80.0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0272" calcext:value-type="float">
            <text:p>79.9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572" calcext:value-type="float">
            <text:p>80.0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4448" calcext:value-type="float">
            <text:p>79.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8224" calcext:value-type="float">
            <text:p>80.2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6408" calcext:value-type="float">
            <text:p>80.2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2608" calcext:value-type="float">
            <text:p>80.3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3088" calcext:value-type="float">
            <text:p>80.3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6888" calcext:value-type="float">
            <text:p>80.2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6576" calcext:value-type="float">
            <text:p>80.0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668" calcext:value-type="float">
            <text:p>80.1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8368" calcext:value-type="float">
            <text:p>80.6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62272" calcext:value-type="float">
            <text:p>80.6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4216" calcext:value-type="float">
            <text:p>80.2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6032" calcext:value-type="float">
            <text:p>80.2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6616" calcext:value-type="float">
            <text:p>80.3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2232" calcext:value-type="float">
            <text:p>80.3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3192" calcext:value-type="float">
            <text:p>80.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0728" calcext:value-type="float">
            <text:p>80.5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7472" calcext:value-type="float">
            <text:p>80.3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6344" calcext:value-type="float">
            <text:p>80.4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84904" calcext:value-type="float">
            <text:p>80.3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376" calcext:value-type="float">
            <text:p>80.3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3048" calcext:value-type="float">
            <text:p>80.0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804" calcext:value-type="float">
            <text:p>79.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1464" calcext:value-type="float">
            <text:p>79.5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2904" calcext:value-type="float">
            <text:p>79.6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6432" calcext:value-type="float">
            <text:p>79.6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2424" calcext:value-type="float">
            <text:p>79.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356" calcext:value-type="float">
            <text:p>78.0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6608" calcext:value-type="float">
            <text:p>74.2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1224" calcext:value-type="float">
            <text:p>73.8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35264" calcext:value-type="float">
            <text:p>71.8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3928" calcext:value-type="float">
            <text:p>71.8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0608" calcext:value-type="float">
            <text:p>71.9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0944" calcext:value-type="float">
            <text:p>71.5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95056" calcext:value-type="float">
            <text:p>71.6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516" calcext:value-type="float">
            <text:p>71.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3552" calcext:value-type="float">
            <text:p>71.8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6632" calcext:value-type="float">
            <text:p>73.6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0568" calcext:value-type="float">
            <text:p>60.1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1704</text:p>
          </table:table-cell>
          <table:table-cell office:value-type="string" calcext:value-type="string">
            <text:p>200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64" meta:object-count="0"/>
    <meta:user-defined meta:name="AppVersion">3.0</meta:user-defined>
  </office:meta>
</office:document-meta>
</file>